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ext-properties fo:color="#00cc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25" calcext:value-type="float">
            <text:p>125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27" calcext:value-type="float">
            <text:p>127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129" calcext:value-type="float">
            <text:p>12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" calcext:value-type="float">
            <text:p>203</text:p>
          </table:table-cell>
          <table:table-cell/>
          <table:table-cell table:style-name="ce2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w/Colum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101" calcext:value-type="float">
            <text:p>10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style-name="ce2" office:value-type="float" office:value="187" calcext:value-type="float">
            <text:p>1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198" calcext:value-type="float">
            <text:p>19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03" calcext:value-type="float">
            <text:p>203</text:p>
          </table:table-cell>
          <table:table-cell/>
          <table:table-cell table:style-name="ce2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8:33:25.053498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6:29:27.629941445</meta:creation-date>
    <dc:date>2016-06-25T18:57:06.081154585</dc:date>
    <meta:editing-duration>PT34M2S</meta:editing-duration>
    <meta:editing-cycles>10</meta:editing-cycles>
    <meta:generator>LibreOffice/5.1.3.2$Linux_X86_64 LibreOffice_project/10m0$Build-2</meta:generator>
    <meta:document-statistic meta:table-count="2" meta:cell-count="468" meta:object-count="0"/>
  </office:meta>
</office:document-meta>
</file>